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1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12.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4.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2.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5.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14.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7cm" fo:min-width="3.10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85cm" fo:min-width="16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7.65cm" fo:min-width="15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85cm" fo:min-width="18.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15cm" fo:min-width="19.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1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25cm" fo:min-width="10.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5cm" fo:min-width="10.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4.65cm" fo:min-width="18.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1.65cm" fo:min-width="18.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45cm" fo:min-width="1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3.35cm" fo:min-width="28.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7.85cm" fo:min-width="28.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cm" svg:height="2.8cm" svg:x="0.5cm" svg:y="1cm">
          <text:p text:style-name="P1">Spark SQ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2cm" svg:height="2.1cm" svg:x="3.5cm" svg:y="4.9cm">
          <text:p text:style-name="P1">Components of Spark Architectu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1.5cm" svg:x="3.3cm" svg:y="14.4cm">
          <text:p text:style-name="P1">Spark Cor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cm" svg:height="2.1cm" svg:x="2.8cm" svg:y="10.2cm">
          <text:p text:style-name="P1">Spark SQ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cm" svg:height="2.1cm" svg:x="7cm" svg:y="10.2cm">
          <text:p text:style-name="P1">Spark MLi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cm" svg:height="2.1cm" svg:x="11.1cm" svg:y="10.2cm">
          <text:p text:style-name="P1">Spark 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cm" svg:height="2.1cm" svg:x="14.9cm" svg:y="10.2cm">
          <text:p text:style-name="P1">GraphX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1cm" svg:height="2.1cm" svg:x="18.6cm" svg:y="10.1cm">
          <text:p text:style-name="P1">Spark Stream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.3cm" svg:height="1.8cm" svg:x="11.4cm" svg:y="17.7cm">
          <text:p text:style-name="P1">Java, Scala, Python, 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1cm" svg:height="1.3cm" svg:x="8.9cm" svg:y="12.8cm">
          <text:p text:style-name="P1">R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8" draw:text-style-name="P1" draw:layer="layout" svg:width="17cm" svg:height="2.1cm" svg:x="0cm" svg:y="0.3cm">
          <text:p text:style-name="P1">Spark SQL --&gt; SQL Like implementation for working with Spark RD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6cm" svg:height="7.9cm" svg:x="4.3cm" svg:y="4.1cm">
          <text:p text:style-name="P1">Spark RDD --&gt; Row Format</text:p>
          <text:p text:style-name="P1">SQL --&gt; Row + Column Fromat</text:p>
          <text:p text:style-name="P1"/>
          <text:p text:style-name="P1">DataFrame --&gt; Row + Columns </text:p>
          <text:p text:style-name="P1">[Abstraction of Table]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.2cm" svg:height="3.1cm" svg:x="2.7cm" svg:y="13cm">
          <text:p text:style-name="P1">RDD , DataFrame, DataSet </text:p>
          <text:p text:style-name="P1"/>
          <text:p text:style-name="P1">---------------Spark SQL ------------------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9.7cm" svg:height="3.4cm" svg:x="2.3cm" svg:y="18.5cm">
          <text:p text:style-name="P1">DataFrame = DataSet[Row]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2" draw:text-style-name="P1" draw:layer="layout" svg:width="16.5cm" svg:height="2.5cm" svg:x="1.3cm" svg:y="1.4cm">
          <text:p text:style-name="P1">For converting an RDD into DataFram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1cm" svg:height="2.5cm" svg:x="1.4cm" svg:y="5.2cm">
          <text:p text:style-name="P1">RDD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2cm" svg:height="2.2cm" svg:x="1.4cm" svg:y="8.6cm">
          <text:p text:style-name="P1">Define a schema --&gt; using a clas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2cm" svg:height="2.2cm" svg:x="1.5cm" svg:y="12.2cm">
          <text:p text:style-name="P1">Convert the classed RDD into a DF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5" draw:text-style-name="P1" draw:layer="layout" svg:width="18.8cm" svg:height="4.9cm" svg:x="1cm" svg:y="1.3cm">
          <text:p text:style-name="P1">RDD-- myRDD</text:p>
          <text:p text:style-name="P1">Array[---------------------------------------------------------------------]</text:p>
          <text:p text:style-name="P1"/>
          <text:p text:style-name="P1">Array(1,Sheldon,30,5000.0,IT, 2,Leonard,29,3500.0,HR, </text:p>
          <text:p text:style-name="P1">3,Penny,29,2300.0,IT, 4,Raj,32,3200.0,HR, 5,Howard,31,4300.0,Fi</text:p>
          <text:p text:style-name="P1">nance, 6,Bernadate,29,3500.0,IT, 7,Amy,30,3210.0,Finance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8.8cm" svg:height="11.9cm" svg:x="1cm" svg:y="7cm">
          <text:p text:style-name="P1"/>
          <text:p text:style-name="P1">RDD-- x</text:p>
          <text:p text:style-name="P1">Array[</text:p>
          <text:p text:style-name="P1">Array[-,-,-,-,-],</text:p>
          <text:p text:style-name="P2">Array[-,-,-,-,-],</text:p>
          <text:p text:style-name="P2">Array[-,-,-,-,-],</text:p>
          <text:p text:style-name="P2">Array[-,-,-,-,-],</text:p>
          <text:p text:style-name="P1">]</text:p>
          <text:p text:style-name="P1"/>
          <text:p text:style-name="P1"/>
          <text:p text:style-name="P1">Array[Array[String]] = </text:p>
          <text:p text:style-name="P1">Array(</text:p>
          <text:p text:style-name="P1">Array(1, Sheldon, 30, 5000.0, IT), </text:p>
          <text:p text:style-name="P1">Array(2, Leonard, 29, 3500.0, HR),</text:p>
          <text:p text:style-name="P1"><text:s/>Array(3, Penny, 29, 2300.0, IT), </text:p>
          <text:p text:style-name="P1">Array(4, Raj, 32, 3200.0, HR), </text:p>
          <text:p text:style-name="P1"/>
          <text:p text:style-name="P1">)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8.5cm" svg:height="1.7cm" svg:x="1.2cm" svg:y="19.9cm">
          <text:p text:style-name="P1">Schema – using Case Class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9.2cm" svg:height="3.6cm" svg:x="-2.5cm" svg:y="22.8cm">
          <text:p text:style-name="P1">Iterated the x which contained array of elements to be converted to array of Employee object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9.2cm" svg:height="8.1cm" svg:x="-2.7cm" svg:y="27.2cm">
          <text:p text:style-name="P1">Array[Employee] =</text:p>
          <text:p text:style-name="P1"><text:s/>Array(</text:p>
          <text:p text:style-name="P1">Employee(1,Sheldon,30,5000.0,IT), </text:p>
          <text:p text:style-name="P1">Employee(2,Leonard,29,3500.0,HR), Employee(3,Penny,29,2300.0,IT),</text:p>
          <text:p text:style-name="P1"><text:s/>Employee(4,Raj,32,3200.0,HR), Employee(5,Howard,31,4300.0,Finance), </text:p>
          <text:p text:style-name="P1">Employee(6,Bernadate,29,3500.0,IT), Employee(7,Amy,30,3210.0,Finance)</text:p>
          <text:p text:style-name="P1">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9.2cm" svg:height="3.6cm" svg:x="-2.5cm" svg:y="22.8cm">
          <text:p text:style-name="P1">Iterated the x which contained array of elements to be converted to array of Employee objec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9T20:15:08.136000000</meta:creation-date>
    <dc:date>2020-07-20T14:53:43.106000000</dc:date>
    <meta:editing-duration>PT17H12M37S</meta:editing-duration>
    <meta:editing-cycles>1</meta:editing-cycles>
    <meta:document-statistic meta:object-count="24"/>
    <meta:generator>LibreOffice/6.4.1.2$Windows_X86_64 LibreOffice_project/4d224e95b98b138af42a64d84056446d09082932</meta:generator>
  </office:meta>
</office:document-meta>
</file>